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42cm" draw:marker-end-width="0.24cm" draw:textarea-horizontal-align="justify" draw:textarea-vertical-align="middle" draw:auto-grow-height="false" fo:padding-top="0.137cm" fo:padding-bottom="0.137cm" fo:padding-left="0.262cm" fo:padding-right="0.262cm" fo:wrap-option="wrap"/>
    </style:style>
    <style:style style:name="gr2" style:family="graphic" style:parent-style-name="standard">
      <style:graphic-properties svg:stroke-width="0.025cm" draw:marker-start-width="0.342cm" draw:marker-end-width="0.24cm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342cm" draw:marker-end="Arrow" draw:marker-end-width="0.24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342cm" draw:marker-end="Arrow" draw:marker-end-width="0.24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 fo:font-size="9pt" style:font-size-asian="18pt" style:font-size-complex="18pt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9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id="id5" draw:layer="layout" svg:width="3.217cm" svg:height="0.806cm" svg:x="11.83cm" svg:y="10.406cm">
            <text:p text:style-name="P1"><text:s/>Extract steps for each student-KC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10" draw:layer="layout" svg:width="3.129cm" svg:height="0.816cm" svg:x="11.852cm" svg:y="8.645cm">
            <text:p text:style-name="P1"><text:s/>Determine step when KC is learne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3" draw:layer="layout" svg:width="3.351cm" svg:height="0.943cm" svg:x="3.181cm" svg:y="7.797cm">
            <text:p text:style-name="P1">Select help-giving policies to be varied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1" draw:layer="layout" svg:width="3.015cm" svg:height="0.84cm" svg:x="3.379cm" svg:y="9.679cm">
            <text:p text:style-name="P1">Andes with random help polic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2" draw:layer="layout" svg:width="3.028cm" svg:height="0.908cm" svg:x="6.401cm" svg:y="11.891cm">
            <text:p text:style-name="P1">Deploy in classroom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4" draw:layer="layout" svg:width="2.127cm" svg:height="0.721cm" svg:x="10.506cm" svg:y="11.946cm">
            <text:p text:style-name="P1">Log data </text:p>
  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  </draw:custom-shape>
          <draw:connector draw:style-name="gr3" draw:text-style-name="P1" draw:layer="layout" svg:x1="4.886cm" svg:y1="10.519cm" svg:x2="6.401cm" svg:y2="12.344cm" draw:start-shape="id1" draw:start-glue-point="2" draw:end-shape="id2" draw:end-glue-point="6" svg:d="m4886 10519v1825h1515">
            <text:p/>
          </draw:connector>
          <draw:connector draw:style-name="gr3" draw:text-style-name="P1" draw:layer="layout" draw:type="line" svg:x1="4.856cm" svg:y1="8.74cm" svg:x2="4.886cm" svg:y2="9.679cm" draw:start-shape="id3" draw:start-glue-point="2" draw:end-shape="id1" draw:end-glue-point="0" svg:d="m4856 8740 30 939">
            <text:p/>
          </draw:connector>
          <draw:connector draw:style-name="gr3" draw:text-style-name="P1" draw:layer="layout" draw:type="line" svg:x1="9.429cm" svg:y1="12.344cm" svg:x2="10.506cm" svg:y2="12.306cm" draw:start-shape="id2" draw:start-glue-point="10" draw:end-shape="id4" svg:d="m9429 12344 1077-38">
            <text:p/>
          </draw:connector>
          <draw:custom-shape draw:style-name="gr2" draw:text-style-name="P1" draw:id="id11" draw:layer="layout" svg:width="2.62cm" svg:height="0.64cm" svg:x="12.055cm" svg:y="6.844cm">
            <text:p text:style-name="P1">Model of learning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6" draw:layer="layout" svg:width="2.897cm" svg:height="0.908cm" svg:x="7.372cm" svg:y="5.681cm">
            <text:p text:style-name="P1">Select features for student stat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9" draw:layer="layout" svg:width="3.759cm" svg:height="0.906cm" svg:x="6.99cm" svg:y="10.407cm">
            <text:p text:style-name="P1">Andes with machine learned help policy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1" draw:layer="layout" svg:x1="12.278cm" svg:y1="12.306cm" svg:x2="13.438cm" svg:y2="11.212cm" draw:start-shape="id4" draw:start-glue-point="7" draw:end-shape="id5" draw:end-glue-point="2" svg:d="m12278 12306h1160v-1094">
            <text:p/>
          </draw:connector>
          <draw:connector draw:style-name="gr3" draw:text-style-name="P1" draw:layer="layout" draw:type="line" svg:x1="8.82cm" svg:y1="6.589cm" svg:x2="8.843cm" svg:y2="7.293cm" draw:start-shape="id6" draw:start-glue-point="2" draw:end-shape="id7" draw:end-glue-point="0" svg:d="m8820 6589 23 704">
            <text:p/>
          </draw:connector>
          <draw:custom-shape draw:style-name="gr1" draw:text-style-name="P1" draw:id="id7" draw:layer="layout" svg:width="3.482cm" svg:height="0.816cm" svg:x="7.102cm" svg:y="7.293cm">
            <text:p text:style-name="P1">Determine state &amp; policy for each ste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8" draw:layer="layout" svg:width="3.548cm" svg:height="0.928cm" svg:x="7.102cm" svg:y="8.8cm">
            <text:p text:style-name="P1">Find machine-learned help policy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1" draw:layer="layout" draw:type="line" svg:x1="8.843cm" svg:y1="8.109cm" svg:x2="8.876cm" svg:y2="8.8cm" draw:start-shape="id7" draw:start-glue-point="2" draw:end-shape="id8" draw:end-glue-point="0" svg:d="m8843 8109 33 691">
            <text:p/>
          </draw:connector>
          <draw:connector draw:style-name="gr3" draw:text-style-name="P1" draw:layer="layout" draw:type="line" svg:x1="8.876cm" svg:y1="9.728cm" svg:x2="8.869cm" svg:y2="10.407cm" draw:start-shape="id8" draw:start-glue-point="2" draw:end-shape="id9" draw:end-glue-point="0" svg:d="m8876 9728-7 679">
            <text:p/>
          </draw:connector>
          <draw:connector draw:style-name="gr3" draw:text-style-name="P1" draw:layer="layout" draw:type="line" svg:x1="13.438cm" svg:y1="10.406cm" svg:x2="13.416cm" svg:y2="9.461cm" draw:start-shape="id5" draw:start-glue-point="0" draw:end-shape="id10" draw:end-glue-point="2" svg:d="m13438 10406-22-945">
            <text:p/>
          </draw:connector>
          <draw:connector draw:style-name="gr3" draw:text-style-name="P1" draw:layer="layout" draw:type="line" svg:x1="13.365cm" svg:y1="7.484cm" svg:x2="13.416cm" svg:y2="8.645cm" draw:start-shape="id11" draw:start-glue-point="2" draw:end-shape="id10" draw:end-glue-point="0" svg:d="m13365 7484 51 1161">
            <text:p/>
          </draw:connector>
          <draw:connector draw:style-name="gr4" draw:text-style-name="P2" draw:layer="layout" draw:line-skew="32.35cm -1.659cm 0.325cm" svg:x1="11.83cm" svg:y1="10.809cm" svg:x2="10.584cm" svg:y2="7.701cm" draw:start-shape="id5" draw:start-glue-point="3" draw:end-shape="id7" draw:end-glue-point="1" svg:d="m11830 10809h-402v-743h-6v-2365h-838">
            <text:p/>
          </draw:connector>
          <draw:connector draw:style-name="gr4" draw:text-style-name="P2" draw:layer="layout" draw:type="line" svg:x1="11.852cm" svg:y1="9.053cm" svg:x2="10.65cm" svg:y2="9.264cm" draw:start-shape="id10" draw:start-glue-point="3" draw:end-shape="id8" draw:end-glue-point="1" svg:d="m11852 9053-1202 211">
            <text:p/>
          </draw:connector>
          <draw:connector draw:style-name="gr4" draw:text-style-name="P3" draw:layer="layout" draw:type="line" svg:x1="8.869cm" svg:y1="11.313cm" svg:x2="7.914cm" svg:y2="11.891cm" draw:start-shape="id9" draw:start-glue-point="2" draw:end-shape="id2" draw:end-glue-point="4" svg:d="m8869 11313-955 578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4-10T15:46:53</meta:creation-date>
    <dc:date>2013-04-10T17:19:32</dc:date>
    <meta:editing-duration>PT01H27M18S</meta:editing-duration>
    <meta:editing-cycles>6</meta:editing-cycles>
    <meta:generator>OpenOffice.org/3.1$Linux OpenOffice.org_project/310m19$Build-9420</meta:generator>
    <meta:document-statistic meta:object-count="24"/>
  </office:meta>
</office:document-meta>
</file>